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7eb2f" officeooo:paragraph-rsid="0007eb2f" style:font-weight-asian="bold" style:font-weight-complex="bold"/>
    </style:style>
    <style:style style:name="P2" style:family="paragraph" style:parent-style-name="Standard">
      <style:text-properties fo:font-weight="bold" officeooo:rsid="0007eb2f" officeooo:paragraph-rsid="0007eb2f" style:font-weight-asian="bold" style:font-weight-complex="bold"/>
    </style:style>
    <style:style style:name="P3" style:family="paragraph" style:parent-style-name="Standard">
      <style:text-properties fo:font-weight="bold" officeooo:rsid="00097525" officeooo:paragraph-rsid="00097525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4:</text:p>
      <text:p text:style-name="P1"><text:tab/><text:span text:style-name="T1">Para implementar el apartado b) optamos por utilizar dos punteros a enteros desde la estructura creada ‘Info’, cada entero llevaría la cuenta de porque fila va cada hilo. Los dos hilos apuntarían a través de estos punteros a la misma posición de memoria , de este modo, cuando un hilo modificaba la variables el otro era capaz de leer el cambio e imprimir de acuerdo con ello.</text:span></text:p>
      <text:p text:style-name="P1"><text:span text:style-name="T1"/></text:p>
      <text:p text:style-name="P1"><text:span text:style-name="T1"/></text:p>
      <text:p text:style-name="P3"><text:span text:style-name="T1">Ejercicio 6:</text:span></text:p>
      <text:p text:style-name="P3"><text:span text:style-name="T1"><text:tab/>Es interesante ver que se envia la senial correctamente a pesar de que probablemente el proceso ya ha terminad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3T23:20:44.532929999</meta:creation-date>
    <dc:date>2017-03-10T15:58:37.871645474</dc:date>
    <meta:editing-duration>PT11M5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4" meta:word-count="90" meta:character-count="513" meta:non-whitespace-character-count="425"/>
  </office:meta>
</office:document-meta>
</file>